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Educations" table:style-name="ta1">
        <table:table-column table:style-name="co1" table:number-columns-repeated="25"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 style:data-style-name="N2" text:time-value="13:34:17.1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13:38:31.207000000</dc:date>
    <meta:editing-duration>PT10H9M2S</meta:editing-duration>
    <meta:editing-cycles>61</meta:editing-cycles>
    <meta:generator>LibreOffice/7.3.0.3$Windows_X86_64 LibreOffice_project/0f246aa12d0eee4a0f7adcefbf7c878fc2238db3</meta:generator>
    <meta:document-statistic meta:table-count="4" meta:cell-count="506" meta:object-count="0"/>
  </office:meta>
</office:document-meta>
</file>